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32975D4B3C94C129.png" manifest:media-type="image/png"/>
  <manifest:file-entry manifest:full-path="Pictures/10000200000000AB000000AB71DF5FCEAC5E79A6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1dde3b"/>
    </style:style>
    <style:style style:name="P3" style:family="paragraph" style:parent-style-name="Standard">
      <style:paragraph-properties fo:text-align="start" style:justify-single-word="false"/>
      <style:text-properties officeooo:paragraph-rsid="001dde3b"/>
    </style:style>
    <style:style style:name="P4" style:family="paragraph" style:parent-style-name="Standard">
      <style:paragraph-properties fo:text-align="center" style:justify-single-word="false"/>
      <style:text-properties officeooo:paragraph-rsid="001dde3b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Liberation Serif" officeooo:paragraph-rsid="001dde3b"/>
    </style:style>
    <style:style style:name="P6" style:family="paragraph" style:parent-style-name="Standard">
      <style:paragraph-properties fo:text-align="start" style:justify-single-word="false"/>
      <style:text-properties style:font-name="Liberation Serif" officeooo:paragraph-rsid="001dde3b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text-properties style:font-name="Standard Symbols L"/>
    </style:style>
    <style:style style:name="T1" style:family="text">
      <style:text-properties style:text-position="super 58%"/>
    </style:style>
    <style:style style:name="T2" style:family="text">
      <style:text-properties officeooo:rsid="001a2fcf"/>
    </style:style>
    <style:style style:name="T3" style:family="text">
      <style:text-properties style:font-name="Liberation Serif1"/>
    </style:style>
    <style:style style:name="T4" style:family="text">
      <style:text-properties style:font-name="Liberation Serif"/>
    </style:style>
    <style:style style:name="T5" style:family="text">
      <style:text-properties style:font-name="Standard Symbols 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3126in" fo:min-width="0.4028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2417in" fo:min-width="0.5437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5909in" fo:min-width="1.3661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1.202in" fo:min-width="0.8598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4555in" fo:min-width="0.7972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2283in" fo:min-width="1.2661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2299in" fo:min-width="0.7972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1957in" fo:min-width="0.511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9472in" fo:min-width="0.8307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<text:variable-set text:name="Assignment" office:value-type="float" office:value="0.03" style:data-style-name="N0">0.03</text:variable-set>: The Trigonometric Functions</text:p>
      <text:list xml:id="list5746024605543191220" text:style-name="L1">
        <text:list-item>
          <text:p text:style-name="P2">Identify the opposite, adjacent, and hypotenuse of each of the following triangles:</text:p>
        </text:list-item>
      </text:list>
      <text:p text:style-name="P3"><draw:custom-shape text:anchor-type="paragraph" draw:z-index="4" draw:style-name="gr1" draw:text-style-name="P7" svg:width="0.8858in" svg:height="1.087in" svg:x="0.6409in" svg:y="0.1098in"><text:p><text:span text:style-name="T5">q</text:span></text:p><text:p/><text:p/><text:p/><text:p/><text:p/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draw:custom-shape text:anchor-type="paragraph" draw:z-index="7" draw:style-name="gr4" draw:text-style-name="P7" svg:width="0.9004in" svg:height="1.2425in" svg:x="5.6189in" svg:y="0.1016in"><text:p><text:span text:style-name="T5"/></text:p><text:p><text:span text:style-name="T5"/></text:p><text:p><text:span text:style-name="T5"><text:s text:c="18"/></text:span><text:span text:style-name="T5">q</text:span></text:p><text:p/><text:p/><text:p/><text:p/><text:p/><text:p/><draw:enhanced-geometry svg:viewBox="0 0 21600 21600" draw:mirror-horizontal="true" draw:glue-points="10800 0 5400 10800 0 21600 10800 21600 21600 21600 16200 10800" draw:text-areas="1900 12700 12700 19700" draw:type="right-triangle" draw:enhanced-path="M 0 0 L 21600 21600 0 21600 0 0 Z N"/></draw:custom-shape></text:p>
      <text:p text:style-name="P3"><draw:custom-shape text:anchor-type="paragraph" draw:z-index="5" draw:style-name="gr2" draw:text-style-name="P7" svg:width="1.1685in" svg:height="0.8697in" svg:x="3.922in" svg:y="0.0362in"><text:p><text:span text:style-name="T5">q</text:span></text:p><text:p/><text:p/><text:p/><text:p/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draw:custom-shape text:anchor-type="paragraph" draw:z-index="6" draw:style-name="gr3" draw:text-style-name="P8" svg:width="1.4067in" svg:height="0.6315in" svg:x="1.9811in" svg:y="0.1854in"><text:p><text:span text:style-name="T5"><text:s text:c="2"/></text:span></text:p><text:p><text:span text:style-name="T5"><text:s/></text:span></text:p><text:p><text:span text:style-name="T5"><text:s text:c="9"/></text:span><text:span text:style-name="T5">q <text:s text:c="14"/></text:span></text:p><draw:enhanced-geometry svg:viewBox="0 0 21600 21600" draw:mirror-horizontal="true" draw:glue-points="10800 0 5400 10800 0 21600 10800 21600 21600 21600 16200 10800" draw:text-areas="1900 12700 12700 19700" draw:type="right-triangle" draw:enhanced-path="M 0 0 L 21600 21600 0 21600 0 0 Z N"/></draw:custom-shap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62927683553110" text:continue-numbering="true" text:style-name="L1">
        <text:list-item>
          <text:p text:style-name="P2">Calculate the length of each side of the following triangles (not drawn to scale):</text:p>
        </text:list-item>
      </text:list>
      <text:p text:style-name="P3"/>
      <text:p text:style-name="P3"><draw:custom-shape text:anchor-type="paragraph" draw:z-index="8" draw:style-name="gr5" draw:text-style-name="P7" svg:width="1.6748in" svg:height="1.5315in" svg:x="4.1154in" svg:y="0.1528in"><text:p><text:span text:style-name="T5"><text:s text:c="23"/></text:span></text:p><text:p><text:span text:style-name="T5">1.6</text:span><text:span text:style-name="T4">m</text:span><text:span text:style-name="T5"> <text:s text:c="36"/></text:span></text:p><text:p><text:span text:style-name="T5"><text:s/></text:span></text:p><text:p><text:span text:style-name="T5"><text:s text:c="15"/></text:span></text:p><text:p><text:span text:style-name="T5"><text:s text:c="35"/></text:span><text:span text:style-name="T5">45°</text:span></text:p><text:p><text:span text:style-name="T5"/></text:p><text:p><text:span text:style-name="T5"/></text:p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/text:p>
      <text:p text:style-name="P3"/>
      <text:p text:style-name="P3"><draw:custom-shape text:anchor-type="paragraph" draw:z-index="9" draw:style-name="gr6" draw:text-style-name="P7" svg:width="2.6114in" svg:height="0.8295in" svg:x="0.5665in" svg:y="0.0472in"><text:p><text:span text:style-name="T5"><text:s text:c="40"/></text:span><text:span text:style-name="T5">6</text:span><text:span text:style-name="T4">m</text:span><text:span text:style-name="T5"> <text:s text:c="25"/></text:span></text:p><text:p><text:span text:style-name="T5"><text:s/></text:span></text:p><text:p><text:span text:style-name="T5"/></text:p><text:p><text:span text:style-name="T5"><text:s text:c="52"/></text:span><text:span text:style-name="T5">20°</text:span></text:p><text:p><text:span text:style-name="T5"/></text:p><text:p><text:span text:style-name="T5"/></text:p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62928626749957" text:continue-numbering="true" text:style-name="L1">
        <text:list-item>
          <text:p text:style-name="P2">Ivan is walking across a field. <text:s/>He walks <text:span text:style-name="T2">6</text:span>000m in <text:span text:style-name="T2">4</text:span>0 minutes, at a 3<text:span text:style-name="T2">5</text:span><text:span text:style-name="T3">°</text:span><text:span text:style-name="T4"> angle south of west. <text:s/></text:span></text:p>
          <text:list>
            <text:list-item>
              <text:p text:style-name="P5">Draw a diagram of the situation.</text:p>
            </text:list-item>
          </text:list>
        </text:list-item>
      </text:list>
      <text:p text:style-name="P6"/>
      <text:p text:style-name="P6"/>
      <text:p text:style-name="P6"/>
      <text:p text:style-name="P6"/>
      <text:list xml:id="list162929198359288" text:continue-numbering="true" text:style-name="L1">
        <text:list-item>
          <text:list>
            <text:list-item>
              <text:p text:style-name="P2">How far west is Ivan from where he started? <text:s text:c="2"/></text:p>
            </text:list-item>
          </text:list>
        </text:list-item>
      </text:list>
      <text:p text:style-name="P3"/>
      <text:p text:style-name="P3"/>
      <text:list xml:id="list162928711626059" text:continue-numbering="true" text:style-name="L1">
        <text:list-item>
          <text:list>
            <text:list-item>
              <text:p text:style-name="P2">How far south is he from where he started? <text:s/></text:p>
            </text:list-item>
          </text:list>
        </text:list-item>
      </text:list>
      <text:p text:style-name="P3"/>
      <text:p text:style-name="P3"/>
      <text:list xml:id="list162927772015091" text:continue-numbering="true" text:style-name="L1">
        <text:list-item>
          <text:list>
            <text:list-item>
              <text:p text:style-name="P2">How fast was Ivan walking?</text:p>
            </text:list-item>
          </text:list>
        </text:list-item>
      </text:list>
      <text:p text:style-name="P3"/>
      <text:p text:style-name="P3"/>
      <text:list xml:id="list162927675785135" text:continue-numbering="true" text:style-name="L1">
        <text:list-item>
          <text:list>
            <text:list-item>
              <text:p text:style-name="P2">How fast was Ivan moving to the west? <text:s/></text:p>
            </text:list-item>
          </text:list>
        </text:list-item>
      </text:list>
      <text:p text:style-name="P3"/>
      <text:p text:style-name="P3"/>
      <text:list xml:id="list162927282564997" text:continue-numbering="true" text:style-name="L1">
        <text:list-item>
          <text:list>
            <text:list-item>
              <text:p text:style-name="P2">How fast was Ivan moving to the south?</text:p>
            </text:list-item>
          </text:list>
        </text:list-item>
      </text:list>
      <text:p text:style-name="P3"/>
      <text:p text:style-name="P3"><text:soft-page-break/></text:p>
      <text:list xml:id="list162928925534005" text:continue-numbering="true" text:style-name="L1">
        <text:list-item>
          <text:p text:style-name="P2">Calculate the indicated angle for each triangle:</text:p>
        </text:list-item>
      </text:list>
      <text:p text:style-name="P3"><draw:custom-shape text:anchor-type="paragraph" draw:z-index="12" draw:style-name="gr9" draw:text-style-name="P7" svg:width="0.8713in" svg:height="0.9878in" svg:x="4.852in" svg:y="0.1047in"><text:p><text:span text:style-name="T5"/></text:p><text:p><text:span text:style-name="T5"/></text:p><text:p><text:span text:style-name="T5"><text:s text:c="30"/></text:span><text:span text:style-name="T5">q</text:span></text:p><text:p><text:span text:style-name="T5"/></text:p><text:p><text:span text:style-name="T5"><text:s text:c="34"/></text:span><text:span text:style-name="T5">2.5</text:span><text:span text:style-name="T4">m</text:span><text:span text:style-name="T5"> <text:s text:c="3"/></text:span></text:p><text:p><text:span text:style-name="T5"/></text:p><text:p><text:span text:style-name="T5"><text:s text:c="19"/></text:span><text:span text:style-name="T5">4</text:span><text:span text:style-name="T4">m</text:span></text:p><draw:enhanced-geometry svg:viewBox="0 0 21600 21600" draw:mirror-horizontal="true" draw:glue-points="10800 0 5400 10800 0 21600 10800 21600 21600 21600 16200 10800" draw:text-areas="1900 12700 12700 19700" draw:type="right-triangle" draw:enhanced-path="M 0 0 L 21600 21600 0 21600 0 0 Z N"/></draw:custom-shape></text:p>
      <text:p text:style-name="P3"><draw:custom-shape text:anchor-type="paragraph" draw:z-index="10" draw:style-name="gr7" draw:text-style-name="P7" svg:width="1.6748in" svg:height="0.8323in" svg:x="0.4252in" svg:y="0in"><text:p><text:span text:style-name="T5"><text:s text:c="28"/></text:span><text:span text:style-name="T5">3</text:span><text:span text:style-name="T4">m</text:span><text:span text:style-name="T5"> <text:s/></text:span></text:p><text:p><text:span text:style-name="T5">1</text:span><text:span text:style-name="T4">m</text:span><text:span text:style-name="T5"> <text:s text:c="36"/></text:span></text:p><text:p><text:span text:style-name="T5"><text:s text:c="36"/></text:span><text:span text:style-name="T5">q</text:span></text:p><text:p><text:span text:style-name="T5"><text:s text:c="15"/></text:span></text:p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/text:p>
      <text:p text:style-name="P3"><draw:custom-shape text:anchor-type="paragraph" draw:z-index="11" draw:style-name="gr8" draw:text-style-name="P7" svg:width="1.1016in" svg:height="0.7287in" svg:x="2.8728in" svg:y="0.0327in"><text:p><text:span text:style-name="T5"><text:s text:c="28"/></text:span><text:span text:style-name="T5">5</text:span><text:span text:style-name="T4">m</text:span><text:span text:style-name="T5"> <text:s/></text:span></text:p><text:p><text:span text:style-name="T5"><text:s text:c="37"/></text:span></text:p><text:p><text:span text:style-name="T5"><text:s text:c="29"/></text:span><text:span text:style-name="T5">q</text:span></text:p><text:p><text:span text:style-name="T5"><text:s text:c="22"/></text:span><text:span text:style-name="T5">4</text:span><text:span text:style-name="T4">m</text:span></text:p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/text:p>
      <text:p text:style-name="P3"/>
      <text:p text:style-name="P3"/>
      <text:p text:style-name="P3"/>
      <text:p text:style-name="P3"/>
      <text:p text:style-name="P3"/>
      <text:p text:style-name="P3"/>
      <text:list xml:id="list162927736056764" text:continue-numbering="true" text:style-name="L1">
        <text:list-item>
          <text:p text:style-name="P2">Angel is hiking in the desert, where he walks <text:span text:style-name="T2">2</text:span> mile<text:span text:style-name="T2">s</text:span> to the east, then <text:span text:style-name="T2">1</text:span> miles north. <text:s/></text:p>
          <text:list>
            <text:list-item>
              <text:p text:style-name="P2">Draw a diagram of the situation.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162928442758879" text:continue-numbering="true" text:style-name="L1">
        <text:list-item>
          <text:list>
            <text:list-item>
              <text:p text:style-name="P2">How far is Angel from where he started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62927474433260" text:continue-numbering="true" text:style-name="L1">
        <text:list-item>
          <text:list>
            <text:list-item>
              <text:p text:style-name="P2">Because he has been gone for so long, a search-and-rescue helicopter is dispatched to find Angel. <text:s/>What angle (measured from east) should the helicopter pilot fly at to find him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62929299710706" text:continue-numbering="true" text:style-name="L1">
        <text:list-item>
          <text:p text:style-name="P2">Hazel is flying in a plane at <text:span text:style-name="T2">35</text:span>0 m/s to the north. <text:s/>The wind is blowing at <text:span text:style-name="T2">120</text:span> m/s to the east. <text:s/></text:p>
          <text:list>
            <text:list-item>
              <text:p text:style-name="P2">Draw a diagram of the situation.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62928063027637" text:continue-numbering="true" text:style-name="L1">
        <text:list-item>
          <text:list>
            <text:list-item>
              <text:p text:style-name="P2">What is Hazel’s resultant speed?</text:p>
            </text:list-item>
          </text:list>
        </text:list-item>
      </text:list>
      <text:p text:style-name="P3"/>
      <text:p text:style-name="P3"/>
      <text:p text:style-name="P3"/>
      <text:list xml:id="list162927654780754" text:continue-numbering="true" text:style-name="L1">
        <text:list-item>
          <text:list>
            <text:list-item>
              <text:p text:style-name="P2">What angle will Hazel’s plane go (measured from north)?</text:p>
            </text:list-item>
          </text:list>
        </text:list-item>
      </text:list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71DF5FCEAC5E79A6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32975D4B3C94C129.png" xlink:type="simple" xlink:show="embed" xlink:actuate="onLoad"/></draw:frame> <text:s text:c="20"/>Name:<text:tab/><text:tab/><text:date style:data-style-name="N37" text:date-value="2016-08-04T16:29:27.098392476" text:date-adjust="PT24H00M00S">08/05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0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16:28:48.579654877</meta:creation-date>
    <meta:editing-duration>PT39S</meta:editing-duration>
    <meta:editing-cycles>2</meta:editing-cycles>
    <meta:generator>LibreOffice/5.0.6.2$Linux_X86_64 LibreOffice_project/00$Build-2</meta:generator>
    <dc:date>2016-08-04T16:29:27.065935452</dc:date>
    <meta:document-statistic meta:table-count="0" meta:image-count="2" meta:object-count="0" meta:page-count="2" meta:paragraph-count="21" meta:word-count="232" meta:character-count="1248" meta:non-whitespace-character-count="1005"/>
  </office:meta>
</office:document-meta>
</file>